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Text_20_body">
      <style:text-properties officeooo:rsid="0029be5e" officeooo:paragraph-rsid="0029be5e"/>
    </style:style>
    <style:style style:name="P11" style:family="paragraph" style:parent-style-name="Text_20_body">
      <style:text-properties officeooo:rsid="002a7978" officeooo:paragraph-rsid="002a7978"/>
    </style:style>
    <style:style style:name="P12" style:family="paragraph" style:parent-style-name="Text_20_body">
      <style:text-properties officeooo:rsid="002d6d67" officeooo:paragraph-rsid="002d6d67"/>
    </style:style>
    <style:style style:name="P13" style:family="paragraph" style:parent-style-name="Text_20_body">
      <style:text-properties officeooo:rsid="002f3378" officeooo:paragraph-rsid="002f3378"/>
    </style:style>
    <style:style style:name="P14" style:family="paragraph" style:parent-style-name="Text_20_body">
      <style:text-properties officeooo:rsid="0032cca9" officeooo:paragraph-rsid="0032cca9"/>
    </style:style>
    <style:style style:name="P15" style:family="paragraph" style:parent-style-name="Text_20_body">
      <style:text-properties officeooo:rsid="0033a20b" officeooo:paragraph-rsid="0033a20b"/>
    </style:style>
    <style:style style:name="P16" style:family="paragraph" style:parent-style-name="Text_20_body">
      <style:text-properties officeooo:rsid="00350d97" officeooo:paragraph-rsid="00350d97"/>
    </style:style>
    <style:style style:name="P17" style:family="paragraph" style:parent-style-name="Text_20_body">
      <style:text-properties officeooo:rsid="0036b438" officeooo:paragraph-rsid="0036b438"/>
    </style:style>
    <style:style style:name="P18" style:family="paragraph" style:parent-style-name="Text_20_body">
      <style:text-properties officeooo:rsid="0037ade6" officeooo:paragraph-rsid="0037ade6"/>
    </style:style>
    <style:style style:name="P19" style:family="paragraph" style:parent-style-name="Text_20_body">
      <style:text-properties officeooo:rsid="0039a3e8" officeooo:paragraph-rsid="0039a3e8"/>
    </style:style>
    <style:style style:name="P20" style:family="paragraph" style:parent-style-name="Text_20_body">
      <style:text-properties officeooo:rsid="003a8133" officeooo:paragraph-rsid="003a8133"/>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text-properties officeooo:paragraph-rsid="003b7f0b"/>
    </style:style>
    <style:style style:name="P25" style:family="paragraph" style:parent-style-name="Text_20_body">
      <style:text-properties officeooo:rsid="003b7f0b" officeooo:paragraph-rsid="003b7f0b"/>
    </style:style>
    <style:style style:name="P26" style:family="paragraph" style:parent-style-name="Text_20_body">
      <style:text-properties officeooo:rsid="003a8133" officeooo:paragraph-rsid="003a8133"/>
    </style:style>
    <style:style style:name="P27" style:family="paragraph" style:parent-style-name="Heading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c4c62"/>
    </style:style>
    <style:style style:name="T9" style:family="text">
      <style:text-properties officeooo:rsid="002f3378"/>
    </style:style>
    <style:style style:name="T10" style:family="text">
      <style:text-properties officeooo:rsid="00321068"/>
    </style:style>
    <style:style style:name="T11" style:family="text">
      <style:text-properties officeooo:rsid="0033a20b"/>
    </style:style>
    <style:style style:name="T12" style:family="text">
      <style:text-properties officeooo:rsid="00350d97"/>
    </style:style>
    <style:style style:name="T13" style:family="text">
      <style:text-properties officeooo:rsid="003a8133"/>
    </style:style>
    <style:style style:name="T14" style:family="text">
      <style:text-properties officeooo:rsid="003b7f0b"/>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https://needhamia.com/?p=661</text:a></text:p>
      <text:p text:style-name="Standard">@bneedhamia <text:span text:style-name="T5">on Twitter</text:span></text:p>
      <text:p text:style-name="Standard"/>
      <text:h text:style-name="Heading_20_2" text:outline-level="2">Summary</text:h>
      <text:p text:style-name="P24">I want to automatically weigh our dog every night while she sleeps in her bed. <text:span text:style-name="T14">The weight is measured by an Arduino 101 which reads a set of Load Sensors, then transmits the results via BLE (Bluetooth Low Energy) to a Raspberry Pi gateway, which relays the data to the cloud via WiFi.</text:span></text:p>
      <text:p text:style-name="Text_20_body"><text:span text:style-name="T14">Analysis of the data </text:span>can tell when the dog is in the bed, and weigh only when she's been in bed, at rest, for a while.</text:p>
      <text:h text:style-name="Heading_20_2" text:outline-level="2">Status</text:h>
      <text:p text:style-name="Text_20_body">The <text:span text:style-name="T5">second version hardware is complete, and the software successfully transmits standard BLE Weight measurements of 5 “users”: the total weight on the scale, and the weight of each of the four load sensors. <text:s/>I'm in the process of writing the Raspberry Pi Node.js code to make the Pi a gateway between the BLE scale and the Sparkfun Data warehouse, data.sparkfun.com.</text:span></text:p>
      <text:p text:style-name="P25">I likely have to recalibrate the scale – I'm not entirely happy with the current calibration.</text:p>
      <text:p text:style-name="Text_20_body">A MakeZine article about continuously weighing a beehive sounds like a similar project: <text:a xlink:type="simple" xlink:href="http://makezine.com/projects/bees-sensors-monitor-hive-health/" office:target-frame-name="_top" xlink:show="replace">http://makezine.com/projects/bees-sensors-monitor-hive-health/</text:a>. It uses <text:a xlink:type="simple" xlink:href="https://data.sparkfun.com/" office:target-frame-name="_top" xlink:show="replace">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3109719058154338379" text:style-name="L1">
        <text:list-item>
          <text:p text:style-name="P21">Her bed is a good place to weigh her. I suppose I could put the scale under her crate, but she spends more time in her bed than in her crate.</text:p>
        </text:list-item>
        <text:list-item>
          <text:p text:style-name="P21">She usually doesn't take toys or other animals to bed, so the maximum minus minimum weight will be her true weight. <text:s/>If she brought things into her bed, the weight measure would be complicated.</text:p>
        </text:list-item>
        <text:list-item>
          <text:p text:style-name="P21">Even though she moves around the room in the night, she spends at least a few minutes asleep in her bed every night, so that's a good time to weigh her.</text:p>
        </text:list-item>
        <text:list-item>
          <text:p text:style-name="P21">Although she sometimes sleeps with her head hanging over the edge of the bed, it never touches the floor. <text:s/>If it did, I wouldn't get a good weight reading.</text:p>
        </text:list-item>
        <text:list-item>
          <text:p text:style-name="P21">I'll have to see whether her bed cover touches the floor. <text:s/>I'm assuming it doesn't.</text:p>
        </text:list-item>
      </text:list>
      <text:p text:style-name="Text_20_body">I've ordered and received parts from Sparkfun (see BillOfMaterials.ods). <text:s/>Helpfully, Sparkfun sells a <text:soft-page-break/>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3101713288922319522" text:style-name="L2">
        <text:list-item>
          <text:p text:style-name="P22">Each load sensor needs to be supported only on its outside arms; the center arm must be free to bend – that arm is where the strain sensor is attached.</text:p>
        </text:list-item>
        <text:list-item>
          <text:p text:style-name="P22">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22">To prevent the top piece from slipping off when bumped, I'm thinking of attaching sides to it, so that the top piece is sort of a wooden box lid with sides that go down to part of the lower part.</text:p>
        </text:list-item>
        <text:list-item>
          <text:p text:style-name="P22">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Bought 2 sheets of 4'x4'x3/4” plywood. <text:s/>1/2” seemed to flex too much; 3/4” didn't flex with the weight I'm planning on.</text:p>
      <text:p text:style-name="Text_20_body"><text:soft-page-break/>Using a beam compass I'd purchased a long time ago, I drew a 41” diameter circle on the first plywood 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I also test layed out the parts on the bottom circle of plywood. <text:s/>Everything looks good. <text:s/>I'm still a bit puzzled about how to keep the load sensors from slipping without epoxying them down.</text:p>
      <text:h text:style-name="Heading_20_2" text:outline-level="2"><text:soft-page-break/>April 9, 2016 – design a preliminary support block</text:h>
      <text:p text:style-name="Text_20_body">I measured the dimensions of the load sensor, documented them in the Mechanical Notes file, and 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2568639126418685110" text:style-name="L3">
        <text:list-item>
          <text:p text:style-name="P23">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23">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text:soft-page-break/>I ordered 3 more Load Cell Amplifiers, checked that I have plenty of the right resistors to build a Wheatstone bridge for each Load Sensor, and ordered a Raspberry Pi to be my BLE to Cloud gateway.</text:p>
      <text:p text:style-name="Text_20_body">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ext:soft-page-break/>table for her to lie on in the living room with us.</text:p>
      <text:h text:style-name="Heading_20_2" text:outline-level="2">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text:soft-page-break/>As pressure is put on the Load Sensor, the Black-to-Red resistance should drop, which will cause the 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text:soft-page-break/>April 30, 2016 – Soldered the rest; making connectors and testing</text:h>
      <text:p text:style-name="Text_20_body">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ext:soft-page-break/>the zero-weight scale sit for a day before reading the values.</text:p>
      <text:p text:style-name="Text_20_body">Interestingly, ignoring the zero-weight case, the Load Sensors seem relatively linear. <text:s/>I had expected a 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text:soft-page-break/>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text:soft-page-break/>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text:soft-page-break/>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0">Wrote code to send the gross weight via the Standard BLE Weight Characteristic. <text:s/>For some reason the device wasn't recognized. Need to debug that – probably forgot something simple.</text:p>
      <text:h text:style-name="Heading_20_2" text:outline-level="2">May 14, 2016 – Writing the software; <text:span text:style-name="T10">BLE works</text:span></text:h>
      <text:p text:style-name="P11">Found that yes, I'd forgotten the ble.begin() that makes the Bluetooth stack work.</text:p>
      <text:p text:style-name="P11">Made a pass over the code to clean it up a bit. <text:s/><text:span text:style-name="T8">Added and tested the BLE code to send the total weight – it works!</text:span></text:p>
      <text:p text:style-name="P11">Ran the calibration code with the plywood top on, and noticed that the Lower Left sensor has a much larger variation (3000 units) that the others (400 units). <text:s/>That sensor has been a problem from the beginning. <text:s/>It's cracked and I should replace it. <text:span text:style-name="T9">(later on in the day, realizing that floor vibrations cause noise in the reading, I think the Lower Left sensor may have more variation because it's closer to the desk chair I'm working in.)</text:span></text:p>
      <text:p text:style-name="P11">Decided to not try to calculate the net dog weight, because doing that requires a history that only the cloud has. <text:s/>Instead the scale will send the gross weight plus the weights measured by the 4 load sensors (as 5 different BLE Weight “Users”).</text:p>
      <text:p text:style-name="P12">After a few hours of running I measured the Load Sensor values for the weight of the plywood top. It was pretty stable: down to the few hundreds of units variation. <text:s/>So I'm using those numbers as the calibration numbers for the plywood top. <text:s/>I then put on a “5 lbs” weight, which I've measured at 2.2 kg. <text:s/>I'll let that sit a while then record its Load Sensor values.</text:p>
      <text:p text:style-name="P13">A few hours later I came back and found that the readings were very stable until I walked into the room. <text:s/>At first I thought this was because my body increased the electrical noise, but on reflection I <text:span text:style-name="T10">realized</text:span> that the scale is on a wooden <text:span text:style-name="T10">f</text:span>loor <text:span text:style-name="T10">on the second floor of the building</text:span>– so the act of me walking around the scale or even shifting my weight in the desk chair next to the scale is likely causing the noise I'm seeing. <text:s/>Little did I know I've built a low-resolution, single-axis accelerometer. <text:s/>I have to think about that to make sure I don't interpret people walking around the scale/bed as the dog being restless in the scale/bed.</text:p>
      <text:h text:style-name="Heading_20_2" text:outline-level="2"><text:soft-page-break/>May 15, 2016 – Discovered I've made a seismometer, <text:span text:style-name="T11">adding User Ids</text:span></text:h>
      <text:p text:style-name="P14">In calibrating the latest weights, I stayed out of the upstairs for hours, then dashed up the stairs and copied the last 37 rows of calibration output. <text:s/>Surprisingly (or not surprisingly), the last 3 samples taken varied a lot, and the several readings before those (before I ran up the stairs) are nicely within a few tens of each other. <text:s/>So I'm getting really good calibration numbers now.</text:p>
      <text:p text:style-name="P15">Modified the code to add a User Id to the reported weight, <text:span text:style-name="T12">and to report user 0 = total kg, user 1 = Upper-left kg, 2 = lower-left, 3 = upper-right, 4 = lower-right. <text:s/>It works fine.</text:span></text:p>
      <text:p text:style-name="P16">Now all I have to do is finish the calibration and do a tiny bit of Sketch cleanup, and the Arduino Sketch will be complete.</text:p>
      <text:h text:style-name="Heading_20_2" text:outline-level="2">May 17, 2016 – Calibration Good News; Bad News</text:h>
      <text:p text:style-name="P17">Doing more calibration. On the good side, the technique of leaving the room (or floor of the house) empty for ½ hour before dashing up and checking calibration seems to be working well, with very small variations in the calibration numbers. <text:s/>On the bad side, I was puzzling about why two sensors were reporting different weights than the other two, and discovered that the top plywood disk was off center. <text:s/>I think I bumped it at one point. <text:s/>So I really should work out a mechanical way to keep the top disk from slipping – the plastic centering guide doesn't have enough strength to prevent slippage.</text:p>
      <text:p text:style-name="P17">Downloaded Noobs, which I plan to install on the Raspberry Pi 3 that I plan to use as a gateway.</text:p>
      <text:h text:style-name="Heading_20_2" text:outline-level="2">May 18, 2016 – More Calibration subtleties</text:h>
      <text:p text:style-name="P18">Now that I have enough weight values to do a few statistics on, I find 1 Standard Deviation of the Scale (slope) values amounts to about 0.2 kg. <text:s/>Interestingly, because my luggage scale is accurate at best to 0.1 kg, each calibration weight's value is +/-0.05 kg. <text:s/>I'm using 4 calibration weights, so the error is 4 * the single weight error, or +/-0.2 kg.</text:p>
      <text:p text:style-name="P18">So if I want this to track Pippa's weight as well as a bathroom scale can, I should probably find a way to either borrow a set of calibration weights (hard) or find a scale that's calibrated to something closer to 10 grams (0.01 kg). <text:s/>Alternatively, I could rig up something to weigh the total weight I'm putting on the scale, rather than summing the individual weights (with their individual weight errors). <text:s/>Perhaps I could load a piece of luggage up?</text:p>
      <text:h text:style-name="Heading_20_2" text:outline-level="2">May 19, 2016 – Completed Calibration for now</text:h>
      <text:p text:style-name="P19">Finished the calibration up to 40 lbs. Not great results <text:span text:style-name="T13">(about the same .7lbs error)</text:span>, I assume because of 1) I don't know the actual <text:span text:style-name="T13">mass</text:span> of the weights I'm using, 2) the scale doesn't seem to be level – with just the top on the scale, I see two Load Sensors reporting significantly more weight than the other two, 3) I haven't done all of the calibrations using the technique of being out of the room for a few hours, 4) I think the Load Sensors are just cheap and not so linear, 5) there may be issues because the lines between the Load Sensors and the Protoboard aren't shielded.</text:p>
      <text:p text:style-name="P19">I still get varying weight depending on where on the scale the weight is. <text:s/>So in that sense it was a waste of money and calibration effort to have a separate Load Cell Amplifier for each Load Sensor. <text:s/>I still <text:soft-page-break/>hold out hope that if I accurately measure my calibration weights (e.g., on the scale at the vet's) and pay more attention to being out of the room during calibration, I may get better results.</text:p>
      <text:p text:style-name="P20">I updated the Bill of Materials. It sums to about $230 for the project, not counting special tools required.</text:p>
      <text:p text:style-name="P20">At any rate, the scale software and hardware is complete!</text:p>
      <text:h text:style-name="Heading_20_2" text:outline-level="2">June 26-27, 2016 – Set up the Raspberry Pi BLE and Node.js</text:h>
      <text:p text:style-name="P25">I've successfully set up the Raspberry Pi with Raspbian Linux, updated the Pi BLE stack, installed Node.js, and installed the Node.js BLE package, “noble”. <text:s/>See PiConfig.txt for details.</text:p>
      <text:p text:style-name="P25">I'm in the process of redoing the installation, following and updating the instructions in PiConfig.txt.</text:p>
      <text:p text:style-name="P19"/>
      <text:h text:style-name="Heading_20_2" text:outline-level="2">Next steps:</text:h>
      <text:p text:style-name="Text_20_body">- <text:span text:style-name="T8">Write Raspberry Pi Node.js code to periodically read the scale measurements and report those measurements to </text:span><text:a xlink:type="simple" xlink:href="http://data.sparkfun.com/"><text:span text:style-name="T8">http://data.sparkfun.com</text:span></text:a><text:span text:style-name="T8">.</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keyword>CTPClassification=CTP_NWR:VisualMarkings=</meta:keyword>
    <meta:creation-date>2016-04-03T11:38:00Z</meta:creation-date>
    <dc:date>2016-06-27T23:02:09.785834147</dc:date>
    <meta:editing-cycles>90</meta:editing-cycles>
    <meta:editing-duration>P1DT4H6M38S</meta:editing-duration>
    <meta:document-statistic meta:table-count="1" meta:image-count="0" meta:object-count="0" meta:page-count="15" meta:paragraph-count="202" meta:word-count="7280" meta:character-count="40638" meta:non-whitespace-character-count="33344"/>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